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SelecDado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ados_Peri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SelecDados.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8" style:family="paragraph" style:parent-style-name="Standard">
      <style:paragraph-properties fo:text-align="center" style:justify-single-word="false"/>
      <style:text-properties style:font-name="Times New Roman" fo:font-size="12pt" officeooo:paragraph-rsid="00133b6b" style:letter-kerning="true" style:font-size-asian="12pt"/>
    </style:style>
    <style:style style:name="P9"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0"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1"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rsid="00133b6b" officeooo:paragraph-rsid="00133b6b" style:letter-kerning="true"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5" style:family="paragraph" style:parent-style-name="Standard">
      <style:paragraph-properties fo:margin-left="0cm" fo:margin-right="0cm" fo:margin-top="3cm" fo:margin-bottom="1cm" loext:contextual-spacing="false" fo:text-align="center" style:justify-single-word="false" fo:text-indent="0cm" style:auto-text-indent="false"/>
      <style:text-properties style:font-name="Times New Roman" style:letter-kerning="true"/>
    </style:style>
    <style:style style:name="P16" style:family="paragraph" style:parent-style-name="Standard" style:master-page-name="">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style:page-number="auto" fo:padding-left="1cm" fo:padding-right="0.7cm" fo:padding-top="0.7cm" fo:padding-bottom="0.7cm" fo:border="0.99pt solid #000000" style:shadow="none">
        <style:tab-stops>
          <style:tab-stop style:position="1.251cm"/>
        </style:tab-stops>
      </style:paragraph-properties>
    </style:style>
    <style:style style:name="P17" style:family="paragraph" style:parent-style-name="Standard">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fo:padding-left="1cm" fo:padding-right="0.7cm" fo:padding-top="0.7cm" fo:padding-bottom="0.7cm" fo:border="0.99pt solid #000000" style:shadow="none">
        <style:tab-stops>
          <style:tab-stop style:position="1.251cm"/>
        </style:tab-stops>
      </style:paragraph-properties>
      <style:text-properties style:font-name="Times New Roman1" fo:font-size="12pt" fo:font-style="normal" fo:font-weight="normal" officeooo:rsid="00c771ca" officeooo:paragraph-rsid="00c771ca" style:font-size-asian="12pt" style:font-style-asian="normal" style:font-weight-asian="normal" style:font-weight-complex="normal"/>
    </style:style>
    <style:style style:name="P18" style:family="paragraph" style:parent-style-name="Standard">
      <style:paragraph-properties fo:margin-top="2cm" fo:margin-bottom="0cm" loext:contextual-spacing="false" fo:text-align="center" style:justify-single-word="false"/>
      <style:text-properties fo:text-transform="uppercase" style:font-name="Times New Roman" fo:font-size="12pt" fo:font-weight="bold" officeooo:paragraph-rsid="00133b6b" style:letter-kerning="true" style:font-size-asian="12pt" style:font-weight-asian="bold" style:font-weight-complex="bold"/>
    </style:style>
    <style:style style:name="P19"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paragraph-rsid="00259489" style:letter-kerning="true" style:font-style-asian="normal" style:font-weight-asian="bold" style:font-style-complex="normal" style:font-weight-complex="bold"/>
    </style:style>
    <style:style style:name="P20"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29c34" style:font-weight-asian="bold" style:font-weight-complex="bold"/>
    </style:style>
    <style:style style:name="T3" style:family="text">
      <style:text-properties fo:font-weight="bold" officeooo:rsid="0143b2c4" style:font-weight-asian="bold" style:font-weight-complex="bold"/>
    </style:style>
    <style:style style:name="T4" style:family="text">
      <style:text-properties style:font-name="Times New Roman1" fo:font-size="12pt" fo:font-style="normal" fo:font-weight="bold" style:font-size-asian="12pt" style:font-style-asian="normal" style:font-weight-asian="bold"/>
    </style:style>
    <style:style style:name="T5" style:family="text">
      <style:text-properties style:font-name="Times New Roman1" fo:font-size="12pt" fo:font-style="normal" fo:font-weight="bold" style:letter-kerning="true" style:font-size-asian="12pt" style:font-style-asian="normal" style:font-weight-asian="bold" style:font-style-complex="normal"/>
    </style:style>
    <style:style style:name="T6" style:family="text">
      <style:text-properties style:font-name="Times New Roman1" fo:font-size="12pt" fo:font-style="normal" fo:font-weight="normal" style:font-size-asian="12pt" style:font-style-asian="normal" style:font-weight-asian="normal" style:font-weight-complex="normal"/>
    </style:style>
    <style:style style:name="T7" style:family="text">
      <style:text-properties style:font-name="Times New Roman1" fo:font-style="normal" style:font-style-asian="normal"/>
    </style:style>
    <style:style style:name="T8" style:family="text">
      <style:text-properties style:font-name="Times New Roman1" fo:font-style="normal" style:letter-kerning="true" style:font-style-asian="normal" style:font-style-complex="normal"/>
    </style:style>
    <style:style style:name="T9" style:family="text">
      <style:text-properties officeooo:rsid="00e29c34"/>
    </style:style>
    <style:style style:name="T10" style:family="text">
      <style:text-properties officeooo:rsid="0143b2c4"/>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R. GUAICURUS, 312, 2º ANDAR" text:name="Endereco"/>
        <text:user-field-decl office:value-type="string" office:string-value="01/01/2016" text:name="Data"/>
        <text:user-field-decl office:value-type="string" office:string-value="07:00" text:name="Hora"/>
        <text:user-field-decl office:value-type="string" office:string-value="B. CENTRO" text:name="Bairro"/>
        <text:user-field-decl office:value-type="string" office:string-value="" text:name="Periciando"/>
        <text:user-field-decl office:value-type="string" office:string-value="" text:name="Inscricao"/>
        <text:user-field-decl office:value-type="string" office:string-value="" text:name="Processo"/>
        <text:user-field-decl office:value-type="string" office:string-value="Agência da Previdência Social Belo Horizonte Sul" text:name="LocalTrabalho"/>
      </text:user-field-decls>
      <draw:line text:anchor-type="page" text:anchor-page-number="1" draw:z-index="0" draw:style-name="gr1" draw:text-style-name="P21" svg:x1="0cm" svg:y1="14.85cm" svg:x2="0.701cm" svg:y2="14.85cm">
        <text:p/>
      </draw:line>
      <text:p text:style-name="P19"><text:user-field-get text:name="LocalTrabalho">Agência da Previdência Social Belo Horizonte Sul</text:user-field-get></text:p>
      <text:p text:style-name="P9">Belo Horizonte/MG, <text:date style:data-style-name="N76" text:date-value="2017-05-21T00:31:51.315000057">21 de maio de 2017</text:date>.</text:p>
      <text:p text:style-name="P12">A Sua Senhoria o(a) Senhor(a)</text:p>
      <text:p text:style-name="P13"><text:user-field-get text:name="Periciando"/></text:p>
      <text:p text:style-name="P12">NIT: <text:user-field-get text:name="Inscricao"/></text:p>
      <text:p text:style-name="P10"><text:span text:style-name="T9">Assunto:</text:span><text:span text:style-name="T2"> </text:span><text:span text:style-name="T3">Agendamento</text:span><text:span text:style-name="T1"> de </text:span><text:span text:style-name="T1"><text:drop-down text:name=""><text:label text:value="Exame Médico Ortopédico"/><text:label text:value="Exame Médico Psiquiátrico"/><text:label text:current-selected="true" text:value="Perícia Médica"/><text:label text:value="Perícia Médica de Benefício Judicial"/><text:label text:value="Perícia Médica em Trânsito"/><text:label text:value="Perícia Médica para Isenção de IR"/><text:label text:value="Perícia Médica para Majoração de 25% da Renda"/><text:label text:value="Perícia Médica para Pensão por Morte de Filho(a) Maior Inválido(a)"/><text:label text:value="Perícia Médica Recursal"/>Perícia Médica</text:drop-down></text:span></text:p>
      <text:p text:style-name="P11">Ref: <text:user-field-get text:name="Processo"/></text:p>
      <text:list xml:id="list3840513469" text:style-name="L1">
        <text:list-header>
          <text:p text:style-name="P20">Prezado(a) Senhor(a),</text:p>
        </text:list-header>
      </text:list>
      <text:p text:style-name="P14">Informamos que foi marcado um <text:span text:style-name="T10">atendimento</text:span> na data, hora e local descritos abaixo.</text:p>
      <text:p text:style-name="P16"><text:span text:style-name="T5">Data:</text:span><text:span text:style-name="T8"> </text:span><text:span text:style-name="T8"><text:user-field-get text:name="Data">01/01/2016</text:user-field-get></text:span><text:span text:style-name="T8"><text:line-break/></text:span><text:span text:style-name="T4">Hora:</text:span><text:span text:style-name="T7"> </text:span><text:span text:style-name="T7"><text:user-field-get text:name="Hora">07:00</text:user-field-get></text:span><text:span text:style-name="T7"><text:line-break/></text:span><text:span text:style-name="T4">Endereço:<text:line-break/></text:span><text:span text:style-name="T6"><text:user-field-get text:name="Endereco">R. GUAICURUS, 312, 2º ANDAR</text:user-field-get></text:span></text:p>
      <text:p text:style-name="P17"><text:user-field-get text:name="Bairro">B. CENTRO</text:user-field-get></text:p>
      <text:p text:style-name="P15">Atenciosamente,</text:p>
      <text:p text:style-name="P18"><text:author-name text:fixed="false">Douglas Rodrigues de Almeida</text:author-name></text:p>
      <text:p text:style-name="P8">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58cm" draw:dots2="1" draw:dots2-length="0.058cm" draw:distance="0.05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2" text:anchor-type="paragraph" svg:y="0.6cm" svg:width="2.032cm" svg:height="2.032cm" draw:z-index="3"><draw:image xlink:href="Pictures/10000000000000F0000000F013D63E61E3BDED3E.png" xlink:type="simple" xlink:show="embed" xlink:actuate="onLoad"/></draw:frame></text:p>
        <text:p text:style-name="MP4">INSTITUTO NACIONAL DO SEGURO SOCIAL</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3-11-13T08:18:22.980000000</meta:creation-date>
    <dc:language>pt-BR</dc:language>
    <meta:editing-cycles>334</meta:editing-cycles>
    <meta:editing-duration>PT13H57M51S</meta:editing-duration>
    <dc:title>Carta de Marcação de Perícia</dc:title>
    <dc:description>Integrante do Modelos de Documentos 2017.</dc:description>
    <dc:date>2017-05-21T00:31:33.468000000</dc:date>
    <dc:creator>Douglas Rodrigues de Almeida</dc:creator>
    <meta:document-statistic meta:table-count="0" meta:image-count="3" meta:object-count="0" meta:page-count="1" meta:paragraph-count="19" meta:word-count="90" meta:character-count="571" meta:non-whitespace-character-count="495"/>
    <meta:user-defined meta:name="Versão">4.1</meta:user-defined>
  </office:meta>
</office:document-meta>
</file>

<file path=Basic/Standard/SelecDados.xml><?xml version="1.0" encoding="utf-8"?>
<!DOCTYPE module  PUBLIC '-//OpenOffice.org//DTD OfficeDocument 1.0//EN'  'module.dtd'>
<script:module xmlns:script="http://openoffice.org/2000/script" script:name="SelecDados" script:language="StarBasic">REM  *****  BASIC  *****	

Dim Dlg As Object
Type DadosPericia
	APSEmitente as String
	APSEndereco as String
	Periciando as String
	NIT as String
	Processo as String
	Data as Date
	Hora as String
	LocalPericia as String
	Endereco as String
	Bairro as String
end type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AlterarDocumento(Dados as DadosPeri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Endereco
	       elseif oTextfieldMaster.InstanceName =("com.sun.star.text.fieldmaster.User.Data") then 
	          oTextfieldMaster.Content = Dados.Data
	       elseif oTextfieldMaster.InstanceName =("com.sun.star.text.fieldmaster.User.Hora") then
	          oTextfieldMaster.Content = Dados.Hora
	       elseif oTextfieldMaster.InstanceName =("com.sun.star.text.fieldmaster.User.Bairro") then 
	          oTextfieldMaster.Content = Dados.Bairro
	       elseif oTextfieldMaster.InstanceName =("com.sun.star.text.fieldmaster.User.Periciando") then 
	          oTextfieldMaster.Content = Dados.Periciando
	       elseif oTextfieldMaster.InstanceName =("com.sun.star.text.fieldmaster.User.Inscricao") then 
	          oTextfieldMaster.Content = Dados.NIT
	       elseif oTextfieldMaster.InstanceName =("com.sun.star.text.fieldmaster.User.Processo") then 
	          oTextfieldMaster.Content = Dados.Process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Rua(9) as String
	Dim APSBairro(9) as String
	Dim APSCEP(9) as String
	Dim ListBox as Object
	Dim varAPSID as Integer
	Dim varData as Date
	Dim varDados as DadosPericia
	Dim NovoX as Integer
	Dim NovoY as Integer

	Janela = ThisComponent.CurrentController.Frame.ContainerWindow
	Posicao = Janela.getPosSize()

	InicializarArrays(APSNome, APSRua, APSBairro, APSCEP)
	
	DialogLibraries.LoadLibrary("Standard")
	Dlg = CreateUnoDialog(DialogLibraries.Standard.Dados_Pericia)
	NovoX = Posicao.Width / 2 - Dlg.Size.Width / 2
	NovoY = Posicao.Height / 2 - Dlg.Size.Height / 2
	Dlg.setPosSize(NovoX, NovoY, Dlg.Size.Width, Dlg.Size.Height, 15)
	
	ListBox = Dlg.GetControl("ListaAPS")
	PreencherListBox(APSNome, ListBox, 6)
	ListBox = Dlg.GetControl("ListaLocai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Processo = Dlg.GetControl("editProcesso").Text()
		varDados.Periciando = Dlg.GetControl("editNome").Text()
		varDados.Data = CDateFromUnoDate(Dlg.GetControl("DataPericia").getDate)
		varData = CDateFromUnoTime(Dlg.GetControl("HoraPericia").getTime)
		varDados.Hora = Format(Hour(varData), "00") &amp; ":" &amp; Format(Minute(varData), "00")
		varAPSID = Dlg.GetControl("ListaLocais").getSelectedItemPos()
		varDados.Endereco = UCase(APSRua(varAPSID))
		varDados.Bairro = UCase(APSBairro(varAPSID))
		if Dlg.GetControl("checNaoImprimir").State = 0 then
			bImprimir = true
		else
			bImprimir = false
		endif
		AlterarDocumento(varDados)
		if bImprimir then
			Imprimir()
		endif
	Case 0
		thisComponent.CurrentController.Frame.close(true)
		thisComponent.close(true)
	End Select
	Dlg.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lecDad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ados_Pericia.xml><?xml version="1.0" encoding="utf-8"?>
<!DOCTYPE window  PUBLIC '-//OpenOffice.org//DTD OfficeDocument 1.0//EN'  'dialog.dtd'>
<dlg:window xmlns:dlg="http://openoffice.org/2000/dialog" xmlns:script="http://openoffice.org/2000/script" dlg:id="Dados_Pericia" dlg:left="94" dlg:top="6" dlg:width="153" dlg:height="269" dlg:closeable="true" dlg:moveable="true" dlg:title="Criar uma carta de agendamento de atendimento">
  <dlg:styles>
    <dlg:style dlg:style-id="0" dlg:font-weight="150"/>
  </dlg:styles>
  <dlg:bulletinboard>
    <dlg:titledbox dlg:style-id="0" dlg:id="Grupo_DadosSegurado" dlg:tab-index="12" dlg:left="4" dlg:top="106" dlg:width="146" dlg:height="62">
      <dlg:title dlg:value="Dados do Atendimento"/>
    </dlg:titledbox>
    <dlg:text dlg:id="Label1" dlg:tab-index="13" dlg:left="11" dlg:top="138" dlg:width="19" dlg:height="9" dlg:value="Dia:"/>
    <dlg:text dlg:id="Label2" dlg:tab-index="14" dlg:left="86" dlg:top="138" dlg:width="31" dlg:height="9" dlg:value="Hora:"/>
    <dlg:titledbox dlg:style-id="0" dlg:id="FrameControl1" dlg:tab-index="15" dlg:left="4" dlg:top="172" dlg:width="146" dlg:height="54">
      <dlg:title dlg:value="Local do Atendimento"/>
    </dlg:titledbox>
    <dlg:button dlg:id="btoOK" dlg:tab-index="9" dlg:left="55" dlg:top="244" dlg:width="45" dlg:height="16" dlg:default="true" dlg:value="OK" dlg:button-type="ok"/>
    <dlg:button dlg:id="btoCancelar" dlg:tab-index="10" dlg:left="104" dlg:top="244" dlg:width="45" dlg:height="16" dlg:default="true" dlg:value="Cancelar" dlg:button-type="cancel"/>
    <dlg:datefield dlg:id="DataPericia" dlg:tab-index="5" dlg:left="10" dlg:top="148" dlg:width="67" dlg:height="14" dlg:strict-format="true" dlg:date-format="system_short_YYYY" dlg:value="20160101" dlg:value-min="19900101" dlg:dropdown="true"/>
    <dlg:timefield dlg:id="HoraPericia" dlg:tab-index="6" dlg:left="85" dlg:top="148" dlg:width="60" dlg:height="14" dlg:strict-format="true" dlg:value="7000000" dlg:spin="true"/>
    <dlg:menulist dlg:id="ListaLocais" dlg:tab-index="7" dlg:left="10" dlg:top="182" dlg:width="135" dlg:height="38">
      <dlg:menupopup>
        <dlg:menuitem dlg:value="APS Barreiro"/>
        <dlg:menuitem dlg:value="APS Calafate"/>
        <dlg:menuitem dlg:value="APS Floresta"/>
        <dlg:menuitem dlg:value="APS Oeste"/>
        <dlg:menuitem dlg:value="APS Padre Eustáquio"/>
        <dlg:menuitem dlg:value="APS Santa Efigênia"/>
        <dlg:menuitem dlg:value="APS Sul" dlg:selected="true"/>
        <dlg:menuitem dlg:value="APS Venda Nova"/>
        <dlg:menuitem dlg:value="APS Betim"/>
        <dlg:menuitem dlg:value="APS Contagem"/>
      </dlg:menupopup>
    </dlg:menulist>
    <dlg:titledbox dlg:style-id="0" dlg:id="FrameControl2" dlg:tab-index="11" dlg:left="4" dlg:top="2" dlg:width="146" dlg:height="28">
      <dlg:title dlg:value="Seu local de trabalho"/>
    </dlg:titledbox>
    <dlg:menulist dlg:id="ListBox2" dlg:tab-index="4" dlg:left="10" dlg:top="117" dlg:width="135" dlg:height="14" dlg:page="1" dlg:spin="true">
      <dlg:menupopup>
        <dlg:menuitem dlg:value="Avaliação Social"/>
        <dlg:menuitem dlg:value="Avaliação da Reabilitação Profissional"/>
        <dlg:menuitem dlg:value="Entrevista Rural"/>
        <dlg:menuitem dlg:value="Exame Ortopédico"/>
        <dlg:menuitem dlg:value="Exame Psiquiátrico"/>
        <dlg:menuitem dlg:value="Justificação Administrativa"/>
        <dlg:menuitem dlg:value="Perícia Médica" dlg:selected="true"/>
      </dlg:menupopup>
    </dlg:menulist>
    <dlg:menulist dlg:id="ListaAPS" dlg:tab-index="0" dlg:left="10" dlg:top="12" dlg:width="135" dlg:height="14" dlg:page="1" dlg:spin="true"/>
    <dlg:titledbox dlg:style-id="0" dlg:id="FrameControl3" dlg:tab-index="16" dlg:left="3" dlg:top="32" dlg:width="146" dlg:height="71">
      <dlg:title dlg:value="Dados do Atendido"/>
    </dlg:titledbox>
    <dlg:text dlg:id="Label3" dlg:tab-index="17" dlg:left="10" dlg:top="42" dlg:width="19" dlg:height="9" dlg:value="Nome:"/>
    <dlg:text dlg:id="Label4" dlg:tab-index="18" dlg:left="10" dlg:top="73" dlg:width="19" dlg:height="9" dlg:value="NIT:"/>
    <dlg:text dlg:id="Label5" dlg:tab-index="19" dlg:left="70" dlg:top="73" dlg:width="39" dlg:height="9" dlg:value="Processo/NB:"/>
    <dlg:textfield dlg:id="editNome" dlg:tab-index="1" dlg:left="10" dlg:top="52" dlg:width="135" dlg:height="14"/>
    <dlg:formattedfield dlg:id="editNIT" dlg:tab-index="2" dlg:left="10" dlg:top="83" dlg:width="55" dlg:height="14" dlg:format-code="0&quot;.&quot;000&quot;.&quot;000&quot;.&quot;000&quot;-&quot;0" dlg:format-locale="en;US"/>
    <dlg:textfield dlg:id="editProcesso" dlg:tab-index="3" dlg:left="70" dlg:top="83" dlg:width="75" dlg:height="14"/>
    <dlg:checkbox dlg:id="checNaoImprimir" dlg:tab-index="8" dlg:left="4" dlg:top="230" dlg:width="131" dlg:height="8" dlg:value="Não imprimir documento diretamente"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ados_Peri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